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Horizontal_20_Line">
      <style:text-properties style:font-name="Liberation Serif"/>
    </style:style>
    <style:style style:name="P3" style:family="paragraph" style:parent-style-name="Heading_20_2">
      <style:text-properties style:font-name="Liberation Serif"/>
    </style:style>
    <style:style style:name="P4" style:family="paragraph" style:parent-style-name="Heading_20_3">
      <style:text-properties style:font-name="Liberation Serif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Liberation Serif"/>
    </style:style>
    <style:style style:name="P7" style:family="paragraph" style:parent-style-name="Text_20_body" style:list-style-name="L1">
      <style:text-properties style:font-name="Liberation Serif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officeooo:paragraph-rsid="0026b13d"/>
    </style:style>
    <style:style style:name="P9" style:family="paragraph" style:parent-style-name="Text_20_body" style:list-style-name="L2">
      <style:text-properties style:font-name="Liberation Serif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style:font-name="Liberation Serif"/>
    </style:style>
    <style:style style:name="P12" style:family="paragraph" style:parent-style-name="Text_20_body" style:list-style-name="L3">
      <style:text-properties style:font-name="Liberation Serif"/>
    </style:style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style:font-name="Liberation Serif"/>
    </style:style>
    <style:style style:name="P15" style:family="paragraph" style:parent-style-name="Text_20_body" style:list-style-name="L4">
      <style:text-properties style:font-name="Liberation Serif"/>
    </style:style>
    <style:style style:name="P16" style:family="paragraph" style:parent-style-name="Text_20_body" style:list-style-name="L5">
      <style:paragraph-properties fo:margin-top="0in" fo:margin-bottom="0in" style:contextual-spacing="false" fo:line-height="150%"/>
    </style:style>
    <style:style style:name="P17" style:family="paragraph" style:parent-style-name="Text_20_body" style:list-style-name="L5">
      <style:paragraph-properties fo:margin-top="0in" fo:margin-bottom="0in" style:contextual-spacing="false" fo:line-height="150%"/>
      <style:text-properties style:font-name="Liberation Serif"/>
    </style:style>
    <style:style style:name="P18" style:family="paragraph" style:parent-style-name="Text_20_body" style:list-style-name="L5">
      <style:paragraph-properties fo:line-height="150%"/>
      <style:text-properties style:font-name="Liberation Serif"/>
    </style:style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6">
      <style:paragraph-properties fo:margin-top="0in" fo:margin-bottom="0in" style:contextual-spacing="false"/>
      <style:text-properties style:font-name="Liberation Serif"/>
    </style:style>
    <style:style style:name="P21" style:family="paragraph" style:parent-style-name="Text_20_body" style:list-style-name="L7">
      <style:paragraph-properties fo:margin-top="0in" fo:margin-bottom="0in" style:contextual-spacing="false"/>
    </style:style>
    <style:style style:name="P22" style:family="paragraph" style:parent-style-name="Text_20_body" style:list-style-name="L7">
      <style:paragraph-properties fo:margin-top="0in" fo:margin-bottom="0in" style:contextual-spacing="false"/>
      <style:text-properties style:font-name="Liberation Serif"/>
    </style:style>
    <style:style style:name="P23" style:family="paragraph" style:parent-style-name="Text_20_body" style:list-style-name="L7">
      <style:text-properties style:font-name="Liberation Serif"/>
    </style:style>
    <style:style style:name="P24" style:family="paragraph" style:parent-style-name="Text_20_body" style:list-style-name="L8">
      <style:paragraph-properties fo:margin-top="0in" fo:margin-bottom="0in" style:contextual-spacing="false"/>
    </style:style>
    <style:style style:name="P25" style:family="paragraph" style:parent-style-name="Text_20_body" style:list-style-name="L8">
      <style:paragraph-properties fo:margin-top="0in" fo:margin-bottom="0in" style:contextual-spacing="false"/>
      <style:text-properties style:font-name="Liberation Serif"/>
    </style:style>
    <style:style style:name="P26" style:family="paragraph" style:parent-style-name="Text_20_body" style:list-style-name="L8">
      <style:text-properties style:font-name="Liberation Serif"/>
    </style:style>
    <style:style style:name="P27" style:family="paragraph" style:parent-style-name="Text_20_body" style:list-style-name="L9">
      <style:paragraph-properties fo:margin-top="0in" fo:margin-bottom="0in" style:contextual-spacing="false"/>
    </style:style>
    <style:style style:name="P28" style:family="paragraph" style:parent-style-name="Text_20_body" style:list-style-name="L9">
      <style:paragraph-properties fo:margin-top="0in" fo:margin-bottom="0in" style:contextual-spacing="false"/>
      <style:text-properties style:font-name="Liberation Serif"/>
    </style:style>
    <style:style style:name="P29" style:family="paragraph" style:parent-style-name="Text_20_body" style:list-style-name="L9"/>
    <style:style style:name="P30" style:family="paragraph" style:parent-style-name="Text_20_body" style:list-style-name="L10">
      <style:paragraph-properties fo:margin-top="0in" fo:margin-bottom="0in" style:contextual-spacing="false"/>
    </style:style>
    <style:style style:name="P31" style:family="paragraph" style:parent-style-name="Text_20_body" style:list-style-name="L10">
      <style:paragraph-properties fo:margin-top="0in" fo:margin-bottom="0in" style:contextual-spacing="false"/>
      <style:text-properties style:font-name="Liberation Serif"/>
    </style:style>
    <style:style style:name="P32" style:family="paragraph" style:parent-style-name="Text_20_body" style:list-style-name="L11">
      <style:paragraph-properties fo:margin-top="0in" fo:margin-bottom="0in" style:contextual-spacing="false"/>
    </style:style>
    <style:style style:name="P33" style:family="paragraph" style:parent-style-name="Text_20_body" style:list-style-name="L11">
      <style:paragraph-properties fo:margin-top="0in" fo:margin-bottom="0in" style:contextual-spacing="false"/>
      <style:text-properties style:font-name="Liberation Serif"/>
    </style:style>
    <style:style style:name="P34" style:family="paragraph" style:parent-style-name="Text_20_body" style:list-style-name="L11">
      <style:text-properties style:font-name="Liberation Serif"/>
    </style:style>
    <style:style style:name="P35" style:family="paragraph" style:parent-style-name="Text_20_body" style:list-style-name="L12">
      <style:paragraph-properties fo:margin-top="0in" fo:margin-bottom="0in" style:contextual-spacing="false"/>
    </style:style>
    <style:style style:name="P36" style:family="paragraph" style:parent-style-name="Text_20_body" style:list-style-name="L12">
      <style:paragraph-properties fo:margin-top="0in" fo:margin-bottom="0in" style:contextual-spacing="false"/>
      <style:text-properties style:font-name="Liberation Serif"/>
    </style:style>
    <style:style style:name="P37" style:family="paragraph" style:parent-style-name="Text_20_body" style:list-style-name="L13">
      <style:paragraph-properties fo:margin-top="0in" fo:margin-bottom="0in" style:contextual-spacing="false"/>
    </style:style>
    <style:style style:name="P38" style:family="paragraph" style:parent-style-name="Text_20_body" style:list-style-name="L13">
      <style:paragraph-properties fo:margin-top="0in" fo:margin-bottom="0in" style:contextual-spacing="false"/>
      <style:text-properties style:font-name="Liberation Serif"/>
    </style:style>
    <style:style style:name="P39" style:family="paragraph" style:parent-style-name="Text_20_body" style:list-style-name="L13">
      <style:text-properties style:font-name="Liberation Serif"/>
    </style:style>
    <style:style style:name="P40" style:family="paragraph" style:parent-style-name="Text_20_body" style:list-style-name="L14">
      <style:paragraph-properties fo:margin-top="0in" fo:margin-bottom="0in" style:contextual-spacing="false"/>
    </style:style>
    <style:style style:name="P41" style:family="paragraph" style:parent-style-name="Text_20_body" style:list-style-name="L14"/>
    <style:style style:name="P42" style:family="paragraph" style:parent-style-name="Text_20_body" style:list-style-name="L15"/>
    <style:style style:name="P43" style:family="paragraph" style:parent-style-name="Text_20_body" style:list-style-name="L15">
      <style:paragraph-properties fo:margin-top="0in" fo:margin-bottom="0in" style:contextual-spacing="false"/>
    </style:style>
    <style:style style:name="P44" style:family="paragraph" style:parent-style-name="Text_20_body" style:list-style-name="L16"/>
    <style:style style:name="P45" style:family="paragraph" style:parent-style-name="Text_20_body" style:list-style-name="L16">
      <style:paragraph-properties fo:margin-top="0in" fo:margin-bottom="0in" style:contextual-spacing="false"/>
    </style:style>
    <style:style style:name="P46" style:family="paragraph" style:parent-style-name="Text_20_body" style:list-style-name="L17">
      <style:text-properties style:font-name="Liberation Serif"/>
    </style:style>
    <style:style style:name="P47" style:family="paragraph" style:parent-style-name="Text_20_body" style:list-style-name="L18"/>
    <style:style style:name="P48" style:family="paragraph" style:parent-style-name="Text_20_body" style:list-style-name="L18">
      <style:paragraph-properties fo:margin-top="0in" fo:margin-bottom="0in" style:contextual-spacing="false"/>
      <style:text-properties style:font-name="Liberation Serif"/>
    </style:style>
    <style:style style:name="P49" style:family="paragraph" style:parent-style-name="Text_20_body" style:list-style-name="L18">
      <style:paragraph-properties fo:margin-top="0in" fo:margin-bottom="0in" style:contextual-spacing="false"/>
    </style:style>
    <style:style style:name="P50" style:family="paragraph" style:parent-style-name="Text_20_body" style:list-style-name="L18">
      <style:text-properties style:font-name="Liberation Serif"/>
    </style:style>
    <style:style style:name="P51" style:family="paragraph" style:parent-style-name="Text_20_body" style:list-style-name="L19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6b13d"/>
    </style:style>
    <style:style style:name="T4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ustleHub Software Requirements Specification (SRS)</text:h>
      <text:p text:style-name="P2"/>
      <text:h text:style-name="P3" text:outline-level="2">1. Introduction</text:h>
      <text:h text:style-name="P4" text:outline-level="3">1.1 Purpose</text:h>
      <text:p text:style-name="P5">HustleHub aims to provide a secure, user-friendly platform that seamlessly connects freelancers with clients in the gig economy. By supporting diverse gig models—<text:span text:style-name="T1">including individual, team-based, and university-focused projects</text:span>—and integrating robust authentication, milestone-based payments, and subscription management, the platform fosters trust, transparency, and professional growth while ensuring scalability and flexibility for all users.</text:p>
      <text:h text:style-name="P4" text:outline-level="3">1.2 Scope</text:h>
      <text:p text:style-name="P5">HustleHub is designed to:</text:p>
      <text:list text:style-name="L1">
        <text:list-item>
          <text:p text:style-name="P6">Connect clients (job posters) with freelancers (gig applicants). </text:p>
        </text:list-item>
        <text:list-item>
          <text:p text:style-name="P6">Support multiple gig models, including individual gigs and team-based projects. </text:p>
        </text:list-item>
        <text:list-item>
          <text:p text:style-name="P6">Incorporate academic/research services for university-based freelancing. </text:p>
        </text:list-item>
        <text:list-item>
          <text:p text:style-name="P6">Provide secure and flexible financial management with milestone-based payments and subscription models. </text:p>
        </text:list-item>
        <text:list-item>
          <text:p text:style-name="P7">Enforce robust role-based access to ensure data security and reliability. </text:p>
        </text:list-item>
      </text:list>
      <text:h text:style-name="P4" text:outline-level="3">1.3 System Overview</text:h>
      <text:p text:style-name="P5">HustleHub leverages a modern technology stack:</text:p>
      <text:list text:style-name="L2">
        <text:list-item>
          <text:p text:style-name="P8"><text:span text:style-name="Strong_20_Emphasis"><text:span text:style-name="T2">Frontend:</text:span></text:span><text:span text:style-name="T2"> </text:span></text:p>
          <text:list>
            <text:list-item>
              <text:p text:style-name="P8"><text:span text:style-name="T2">Built with React, using Vite for development and bundling</text:span></text:p>
            </text:list-item>
            <text:list-item>
              <text:p text:style-name="P8"><text:span text:style-name="T3">U</text:span><text:span text:style-name="T2">tilizes Tailwind CSS, Zustand for state management, and several auxiliary libraries (e.g., react-hook-form, Yup, Framer Motion) to deliver a responsive and accessible user interface. </text:span></text:p>
            </text:list-item>
          </text:list>
        </text:list-item>
        <text:list-item>
          <text:p text:style-name="P8"><text:span text:style-name="Strong_20_Emphasis"><text:span text:style-name="T2">Backend:</text:span></text:span><text:span text:style-name="T2"> </text:span></text:p>
          <text:list>
            <text:list-item>
              <text:p text:style-name="P8"><text:span text:style-name="T2">Developed using Node.js with Express, exposing RESTful API endpoints for clients and freelancers.</text:span></text:p>
            </text:list-item>
            <text:list-item>
              <text:p text:style-name="P8"><text:span text:style-name="T3">D</text:span><text:span text:style-name="T2">ata is stored in MongoDB with Mongoose for schema modeling. </text:span></text:p>
            </text:list-item>
          </text:list>
        </text:list-item>
        <text:list-item>
          <text:p text:style-name="P8"><text:span text:style-name="Strong_20_Emphasis"><text:span text:style-name="T2">Security:</text:span></text:span><text:span text:style-name="T2"> </text:span></text:p>
          <text:list>
            <text:list-item>
              <text:p text:style-name="P8"><text:span text:style-name="T2">JWT-based authentication and role-based middleware (e.g., </text:span><text:span text:style-name="Source_20_Text"><text:span text:style-name="T2">clientOnly</text:span></text:span><text:span text:style-name="T2">, </text:span><text:span text:style-name="Source_20_Text"><text:span text:style-name="T2">freelancerOnly</text:span></text:span><text:span text:style-name="T2">) protect endpoints</text:span></text:p>
            </text:list-item>
            <text:list-item>
              <text:p text:style-name="P8"><text:span text:style-name="T3">B</text:span><text:span text:style-name="T2">crypt is used for password hashing. </text:span></text:p>
            </text:list-item>
          </text:list>
          <text:p text:style-name="P9"><text:span text:style-name="T2"/></text:p>
        </text:list-item>
      </text:list>
      <text:h text:style-name="P3" text:outline-level="2"><text:soft-page-break/>2. System Features</text:h>
      <text:h text:style-name="P4" text:outline-level="3">2.1 User &amp; Profile Management</text:h>
      <text:list text:style-name="L3">
        <text:list-item>
          <text:p text:style-name="P10"><text:span text:style-name="Strong_20_Emphasis"><text:span text:style-name="T2">Registration &amp; Login:</text:span></text:span><text:span text:style-name="T2"> </text:span></text:p>
          <text:list>
            <text:list-item>
              <text:p text:style-name="P10"><text:span text:style-name="Strong_20_Emphasis"><text:span text:style-name="T2">Clients:</text:span></text:span><text:span text:style-name="T2"> Sign up via </text:span><text:span text:style-name="Source_20_Text"><text:span text:style-name="T4">/client-api/signin</text:span></text:span><text:span text:style-name="T2"> and log in via </text:span><text:span text:style-name="Source_20_Text"><text:span text:style-name="T4">/client-api/login</text:span></text:span><text:span text:style-name="T2">. </text:span></text:p>
            </text:list-item>
            <text:list-item>
              <text:p text:style-name="P10"><text:span text:style-name="Strong_20_Emphasis"><text:span text:style-name="T2">Freelancers:</text:span></text:span><text:span text:style-name="T2"> Register via </text:span><text:span text:style-name="Source_20_Text"><text:span text:style-name="T4">/freelancer-api/signup</text:span></text:span><text:span text:style-name="T2"> and log in via </text:span><text:span text:style-name="Source_20_Text"><text:span text:style-name="T4">/freelancer-api/login</text:span></text:span><text:span text:style-name="T2">. </text:span></text:p>
            </text:list-item>
            <text:list-item>
              <text:p text:style-name="P11">Authentication is managed using JWT tokens. </text:p>
            </text:list-item>
          </text:list>
        </text:list-item>
        <text:list-item>
          <text:p text:style-name="P10"><text:span text:style-name="Strong_20_Emphasis"><text:span text:style-name="T2">Profile Management:</text:span></text:span><text:span text:style-name="T2"> </text:span></text:p>
          <text:list>
            <text:list-item>
              <text:p text:style-name="P11">Users can update or delete profiles through protected endpoints. </text:p>
            </text:list-item>
            <text:list-item>
              <text:p text:style-name="P11">Profiles include role-specific fields such as certifications, skills, experience, subscription status, and balance. </text:p>
            </text:list-item>
          </text:list>
        </text:list-item>
        <text:list-item>
          <text:p text:style-name="P10"><text:span text:style-name="Strong_20_Emphasis"><text:span text:style-name="T2">Role-Based Access:</text:span></text:span><text:span text:style-name="T2"> </text:span></text:p>
          <text:list>
            <text:list-item>
              <text:p text:style-name="P12">Middleware ensures only authorized users access specific endpoints based on their roles. </text:p>
            </text:list-item>
          </text:list>
        </text:list-item>
      </text:list>
      <text:h text:style-name="P4" text:outline-level="3">2.2 Job &amp; Gig Management</text:h>
      <text:list text:style-name="L4">
        <text:list-item>
          <text:p text:style-name="P13"><text:span text:style-name="Strong_20_Emphasis"><text:span text:style-name="T2">Job Posting (Clients):</text:span></text:span><text:span text:style-name="T2"> </text:span></text:p>
          <text:list>
            <text:list-item>
              <text:p text:style-name="P13"><text:span text:style-name="T2">Clients post and manage jobs using endpoints under </text:span><text:span text:style-name="Source_20_Text"><text:span text:style-name="T4">/client-api/jobs</text:span></text:span><text:span text:style-name="T4">. </text:span></text:p>
            </text:list-item>
            <text:list-item>
              <text:p text:style-name="P14">Job details include title, description, budget, type (online/offline), milestones, and team requirements. </text:p>
            </text:list-item>
          </text:list>
        </text:list-item>
        <text:list-item>
          <text:p text:style-name="P13"><text:span text:style-name="Strong_20_Emphasis"><text:span text:style-name="T2">Gig Submission (Freelancers):</text:span></text:span><text:span text:style-name="T2"> </text:span></text:p>
          <text:list>
            <text:list-item>
              <text:p text:style-name="P13"><text:span text:style-name="T2">Freelancers submit gigs via </text:span><text:span text:style-name="Source_20_Text"><text:span text:style-name="T4">/freelancer-api/gigs</text:span></text:span><text:span text:style-name="T4">,</text:span><text:span text:style-name="T2"> with statuses (pending, accepted, rejected) tracking application progress. </text:span></text:p>
            </text:list-item>
          </text:list>
        </text:list-item>
        <text:list-item>
          <text:p text:style-name="P13"><text:span text:style-name="Strong_20_Emphasis"><text:span text:style-name="T2">Team Formation:</text:span></text:span><text:span text:style-name="T2"> </text:span></text:p>
          <text:list>
            <text:list-item>
              <text:p text:style-name="P13"><text:span text:style-name="T2">Freelancers can form teams via endpoints under </text:span><text:span text:style-name="Source_20_Text"><text:span text:style-name="T4">/freelancer-api/teams</text:span></text:span><text:span text:style-name="T2">, supporting full CRUD operations. </text:span></text:p>
            </text:list-item>
          </text:list>
        </text:list-item>
        <text:list-item>
          <text:p text:style-name="P13"><text:span text:style-name="Strong_20_Emphasis"><text:span text:style-name="T2">Milestone &amp; Payment Processing:</text:span></text:span><text:span text:style-name="T2"> </text:span></text:p>
          <text:list>
            <text:list-item>
              <text:p text:style-name="P15">Jobs include milestones detailing title, description, amount, due date, and status to manage milestone-based payments. </text:p>
            </text:list-item>
          </text:list>
        </text:list-item>
      </text:list>
      <text:h text:style-name="P4" text:outline-level="3">2.3 Subscription &amp; Reporting System</text:h>
      <text:list text:style-name="L5">
        <text:list-item>
          <text:p text:style-name="P16"><text:span text:style-name="Strong_20_Emphasis"><text:span text:style-name="T2">Subscriptions:</text:span></text:span><text:span text:style-name="T2"> </text:span></text:p>
          <text:list>
            <text:list-item>
              <text:p text:style-name="P17">Both clients and freelancers can view and purchase subscription plans via their respective endpoints. </text:p>
            </text:list-item>
            <text:list-item>
              <text:p text:style-name="P17">Subscription data tracks plan type, duration, status, and associated privileges. </text:p>
            </text:list-item>
          </text:list>
        </text:list-item>
        <text:list-item>
          <text:p text:style-name="P16"><text:span text:style-name="Strong_20_Emphasis"><text:span text:style-name="T2">Reporting:</text:span></text:span><text:span text:style-name="T2"> </text:span></text:p>
          <text:list>
            <text:list-item>
              <text:p text:style-name="P16"><text:span text:style-name="T2">Clients can report freelancers using </text:span><text:span text:style-name="Source_20_Text"><text:span text:style-name="T4">/client-api/report-freelancer/:freelancerID</text:span></text:span><text:span text:style-name="T2">. </text:span></text:p>
            </text:list-item>
            <text:list-item>
              <text:p text:style-name="P16"><text:span text:style-name="T2">Freelancers can report clients using </text:span><text:span text:style-name="Source_20_Text"><text:span text:style-name="T2">/</text:span></text:span><text:span text:style-name="Source_20_Text"><text:span text:style-name="T4">freelancer-api/report-client/:clientID</text:span></text:span><text:span text:style-name="T2">. </text:span></text:p>
            </text:list-item>
            <text:list-item>
              <text:p text:style-name="P18">Reporting mechanisms maintain service quality and user accountability. </text:p>
            </text:list-item>
          </text:list>
        </text:list-item>
      </text:list>
      <text:h text:style-name="P4" text:outline-level="3"><text:soft-page-break/>2.4 Additional Functionalities</text:h>
      <text:list text:style-name="L6">
        <text:list-item>
          <text:p text:style-name="P19"><text:span text:style-name="Strong_20_Emphasis"><text:span text:style-name="T2">Smart Proposal &amp; Bidding:</text:span></text:span><text:span text:style-name="T2"> </text:span></text:p>
          <text:list>
            <text:list-item>
              <text:p text:style-name="P20">AI-assisted tools help freelancers generate competitive proposals. </text:p>
            </text:list-item>
          </text:list>
        </text:list-item>
        <text:list-item>
          <text:p text:style-name="P19"><text:span text:style-name="Strong_20_Emphasis"><text:span text:style-name="T2">User Feedback &amp; Ratings:</text:span></text:span><text:span text:style-name="T2"> </text:span></text:p>
          <text:list>
            <text:list-item>
              <text:p text:style-name="P20">Post-completion reviews and ratings contribute to building user reputations. </text:p>
            </text:list-item>
          </text:list>
        </text:list-item>
      </text:list>
      <text:p text:style-name="P2"/>
      <text:h text:style-name="P3" text:outline-level="2">3. Technical Requirements</text:h>
      <text:h text:style-name="P4" text:outline-level="3">3.1 Frontend Specifications</text:h>
      <text:list text:style-name="L7">
        <text:list-item>
          <text:p text:style-name="P21"><text:span text:style-name="Strong_20_Emphasis"><text:span text:style-name="T2">Technologies &amp; Tools:</text:span></text:span><text:span text:style-name="T2"> </text:span></text:p>
          <text:list>
            <text:list-item>
              <text:p text:style-name="P21"><text:span text:style-name="Strong_20_Emphasis"><text:span text:style-name="T2">React</text:span></text:span><text:span text:style-name="T2"> for building the UI. </text:span></text:p>
            </text:list-item>
            <text:list-item>
              <text:p text:style-name="P21"><text:span text:style-name="Strong_20_Emphasis"><text:span text:style-name="T2">Vite</text:span></text:span><text:span text:style-name="T2"> as the development server and bundler. </text:span></text:p>
            </text:list-item>
            <text:list-item>
              <text:p text:style-name="P21"><text:span text:style-name="Strong_20_Emphasis"><text:span text:style-name="T2">Tailwind CSS</text:span></text:span><text:span text:style-name="T2"> for rapid UI development. </text:span></text:p>
            </text:list-item>
            <text:list-item>
              <text:p text:style-name="P21"><text:span text:style-name="Strong_20_Emphasis"><text:span text:style-name="T2">Zustand</text:span></text:span><text:span text:style-name="T2"> for state management. </text:span></text:p>
            </text:list-item>
            <text:list-item>
              <text:p text:style-name="P21"><text:span text:style-name="Strong_20_Emphasis"><text:span text:style-name="T2">React Router DOM</text:span></text:span><text:span text:style-name="T2"> for client-side routing. </text:span></text:p>
            </text:list-item>
            <text:list-item>
              <text:p text:style-name="P22">Additional libraries include react-hook-form, Yup for validation, Framer Motion for animations, react-icons, and Axios for HTTP requests. </text:p>
            </text:list-item>
          </text:list>
        </text:list-item>
        <text:list-item>
          <text:p text:style-name="P21"><text:span text:style-name="Strong_20_Emphasis"><text:span text:style-name="T2">Design &amp; Performance:</text:span></text:span><text:span text:style-name="T2"> </text:span></text:p>
          <text:list>
            <text:list-item>
              <text:p text:style-name="P22">The UI must be responsive, accessible.</text:p>
            </text:list-item>
            <text:list-item>
              <text:p text:style-name="P23">Target page load time: 95% of pages under 2 seconds on standard broadband. </text:p>
            </text:list-item>
          </text:list>
        </text:list-item>
      </text:list>
      <text:h text:style-name="P4" text:outline-level="3">3.2 Backend Specifications</text:h>
      <text:list text:style-name="L8">
        <text:list-item>
          <text:p text:style-name="P24"><text:span text:style-name="Strong_20_Emphasis"><text:span text:style-name="T2">Technologies &amp; Tools:</text:span></text:span><text:span text:style-name="T2"> </text:span></text:p>
          <text:list>
            <text:list-item>
              <text:p text:style-name="P24"><text:span text:style-name="Strong_20_Emphasis"><text:span text:style-name="T2">Node.js</text:span></text:span><text:span text:style-name="T2"> with </text:span><text:span text:style-name="Strong_20_Emphasis"><text:span text:style-name="T2">Express</text:span></text:span><text:span text:style-name="T2"> for RESTful API development. </text:span></text:p>
            </text:list-item>
            <text:list-item>
              <text:p text:style-name="P24"><text:span text:style-name="Strong_20_Emphasis"><text:span text:style-name="T2">MongoDB</text:span></text:span><text:span text:style-name="T2"> with </text:span><text:span text:style-name="Strong_20_Emphasis"><text:span text:style-name="T2">Mongoose</text:span></text:span><text:span text:style-name="T2"> for data modeling and storage. </text:span></text:p>
            </text:list-item>
            <text:list-item>
              <text:p text:style-name="P24"><text:span text:style-name="Strong_20_Emphasis"><text:span text:style-name="T2">JWT</text:span></text:span><text:span text:style-name="T2"> for authentication. </text:span></text:p>
            </text:list-item>
            <text:list-item>
              <text:p text:style-name="P24"><text:span text:style-name="Strong_20_Emphasis"><text:span text:style-name="T2">Bcrypt</text:span></text:span><text:span text:style-name="T2"> for secure password hashing. </text:span></text:p>
            </text:list-item>
            <text:list-item>
              <text:p text:style-name="P25">Additional utilities include CORS, dotenv, and validator. </text:p>
            </text:list-item>
          </text:list>
        </text:list-item>
        <text:list-item>
          <text:p text:style-name="P24"><text:span text:style-name="Strong_20_Emphasis"><text:span text:style-name="T2">Development Tools:</text:span></text:span><text:span text:style-name="T2"> </text:span></text:p>
          <text:list>
            <text:list-item>
              <text:p text:style-name="P24"><text:span text:style-name="Strong_20_Emphasis"><text:span text:style-name="T2">Nodemon</text:span></text:span><text:span text:style-name="T2"> for auto-reloading during development. </text:span></text:p>
            </text:list-item>
          </text:list>
        </text:list-item>
        <text:list-item>
          <text:p text:style-name="P24"><text:span text:style-name="Strong_20_Emphasis"><text:span text:style-name="T2">Performance Goals:</text:span></text:span><text:span text:style-name="T2"> </text:span></text:p>
          <text:list>
            <text:list-item>
              <text:p text:style-name="P25">95% of API responses should be delivered in under 200ms under normal load conditions. </text:p>
            </text:list-item>
          </text:list>
        </text:list-item>
        <text:list-item>
          <text:p text:style-name="P24"><text:span text:style-name="Strong_20_Emphasis"><text:span text:style-name="T2">Error Handling &amp; Logging:</text:span></text:span><text:span text:style-name="T2"> </text:span></text:p>
          <text:list>
            <text:list-item>
              <text:p text:style-name="P26">Centralized error middleware to log issues and return standardized error responses. </text:p>
            </text:list-item>
          </text:list>
        </text:list-item>
      </text:list>
      <text:h text:style-name="P4" text:outline-level="3">3.3 Database &amp; Schema</text:h>
      <text:list text:style-name="L9">
        <text:list-item>
          <text:p text:style-name="P27"><text:span text:style-name="Strong_20_Emphasis"><text:span text:style-name="T2">Database:</text:span></text:span><text:span text:style-name="T2"> </text:span></text:p>
          <text:list>
            <text:list-item>
              <text:p text:style-name="P28">MongoDB is used as the primary datastore. </text:p>
            </text:list-item>
          </text:list>
          <text:p text:style-name="P27"><text:span text:style-name="Strong_20_Emphasis"><text:span text:style-name="T2"/></text:span></text:p>
        </text:list-item>
        <text:list-item>
          <text:p text:style-name="P27"><text:soft-page-break/><text:span text:style-name="Strong_20_Emphasis"><text:span text:style-name="T2">Core Schemas:</text:span></text:span><text:span text:style-name="T2"> </text:span></text:p>
          <text:list>
            <text:list-item>
              <text:p text:style-name="P27"><text:span text:style-name="Strong_20_Emphasis"><text:span text:style-name="T2">Client Schema:</text:span></text:span><text:span text:style-name="T2"> Captures client details, company information, certifications, subscription data, and reported count. </text:span></text:p>
            </text:list-item>
            <text:list-item>
              <text:p text:style-name="P27"><text:span text:style-name="Strong_20_Emphasis"><text:span text:style-name="T2">Freelancer Schema:</text:span></text:span><text:span text:style-name="T2"> Captures freelancer details, skills, experience, certifications, and subscription information. </text:span></text:p>
            </text:list-item>
            <text:list-item>
              <text:p text:style-name="P27"><text:span text:style-name="Strong_20_Emphasis"><text:span text:style-name="T2">Job Schema:</text:span></text:span><text:span text:style-name="T2"> Manages job postings, including title, description, budget, status, milestones, and team requirements. </text:span></text:p>
            </text:list-item>
            <text:list-item>
              <text:p text:style-name="P27"><text:span text:style-name="Strong_20_Emphasis"><text:span text:style-name="T2">Gig Schema:</text:span></text:span><text:span text:style-name="T2"> Manages freelancer gig submissions and their statuses. </text:span></text:p>
            </text:list-item>
            <text:list-item>
              <text:p text:style-name="P27"><text:span text:style-name="Strong_20_Emphasis"><text:span text:style-name="T2">Milestone Schema:</text:span></text:span><text:span text:style-name="T2"> Tracks payment milestones with due dates and statuses. </text:span></text:p>
            </text:list-item>
            <text:list-item>
              <text:p text:style-name="P27"><text:span text:style-name="Strong_20_Emphasis"><text:span text:style-name="T2">Team Schema:</text:span></text:span><text:span text:style-name="T2"> Supports team formation and management. </text:span></text:p>
            </text:list-item>
            <text:list-item>
              <text:p text:style-name="P29"><text:span text:style-name="Strong_20_Emphasis"><text:span text:style-name="T2">Subscription Plan Schema:</text:span></text:span><text:span text:style-name="T2"> Defines subscription plans (e.g., beginner_boost, basic, pro) with features, pricing, and duration. </text:span></text:p>
            </text:list-item>
          </text:list>
        </text:list-item>
      </text:list>
      <text:p text:style-name="P2"/>
      <text:h text:style-name="P3" text:outline-level="2">4. Non-Functional Requirements</text:h>
      <text:h text:style-name="P4" text:outline-level="3">4.1 Performance &amp; Scalability</text:h>
      <text:list text:style-name="L10">
        <text:list-item>
          <text:p text:style-name="P30"><text:span text:style-name="Strong_20_Emphasis"><text:span text:style-name="T2">Response Time:</text:span></text:span><text:span text:style-name="T2"> </text:span></text:p>
          <text:list>
            <text:list-item>
              <text:p text:style-name="P31">Frontend pages must load within 2 seconds for 95% of users. </text:p>
            </text:list-item>
            <text:list-item>
              <text:p text:style-name="P31">API endpoints should respond in under 200ms for 95% of requests. </text:p>
            </text:list-item>
          </text:list>
        </text:list-item>
      </text:list>
      <text:h text:style-name="P4" text:outline-level="3">4.2 Security</text:h>
      <text:list text:style-name="L11">
        <text:list-item>
          <text:p text:style-name="P32"><text:span text:style-name="Strong_20_Emphasis"><text:span text:style-name="T2">Authentication &amp; Authorization:</text:span></text:span><text:span text:style-name="T2"> </text:span></text:p>
          <text:list>
            <text:list-item>
              <text:p text:style-name="P33">JWT-based authentication with secure token expiration and refresh. </text:p>
            </text:list-item>
            <text:list-item>
              <text:p text:style-name="P33">Role-based middleware restricts access to endpoints. </text:p>
            </text:list-item>
          </text:list>
        </text:list-item>
        <text:list-item>
          <text:p text:style-name="P32"><text:span text:style-name="Strong_20_Emphasis"><text:span text:style-name="T2">Data Protection:</text:span></text:span><text:span text:style-name="T2"> </text:span></text:p>
          <text:list>
            <text:list-item>
              <text:p text:style-name="P32"><text:span text:style-name="T2">Passwords are securely hashed using bcrypt.</text:span></text:p>
            </text:list-item>
          </text:list>
        </text:list-item>
        <text:list-item>
          <text:p text:style-name="P32"><text:span text:style-name="Strong_20_Emphasis"><text:span text:style-name="T2">Auditing &amp; Monitoring:</text:span></text:span><text:span text:style-name="T2"> </text:span></text:p>
          <text:list>
            <text:list-item>
              <text:p text:style-name="P34">Centralized logging and regular vulnerability assessments are implemented. </text:p>
            </text:list-item>
          </text:list>
        </text:list-item>
      </text:list>
      <text:h text:style-name="Heading_20_3" text:outline-level="3"><text:span text:style-name="T2">4.3 Maintainability </text:span></text:h>
      <text:list text:style-name="L12">
        <text:list-item>
          <text:p text:style-name="P35"><text:span text:style-name="Strong_20_Emphasis"><text:span text:style-name="T2">Modular Design:</text:span></text:span><text:span text:style-name="T2"> </text:span></text:p>
          <text:list>
            <text:list-item>
              <text:p text:style-name="P36">A modular codebase with clear documentation ensures ease of maintenance and future updates. </text:p>
            </text:list-item>
          </text:list>
        </text:list-item>
      </text:list>
      <text:h text:style-name="P4" text:outline-level="3">4.4 Usability &amp; Accessibility</text:h>
      <text:list text:style-name="L13">
        <text:list-item>
          <text:p text:style-name="P37"><text:span text:style-name="Strong_20_Emphasis"><text:span text:style-name="T2">User Interfaces:</text:span></text:span><text:span text:style-name="T2"> </text:span></text:p>
          <text:list>
            <text:list-item>
              <text:p text:style-name="P38">Consistent and intuitive UI design using Tailwind CSS and React ensures high usability. </text:p>
            </text:list-item>
          </text:list>
        </text:list-item>
        <text:list-item>
          <text:p text:style-name="P37"><text:span text:style-name="Strong_20_Emphasis"><text:span text:style-name="T2">Accessibility:</text:span></text:span><text:span text:style-name="T2"> </text:span></text:p>
          <text:list>
            <text:list-item>
              <text:p text:style-name="P38">Interfaces adhere to WCAG 2.1 guidelines. </text:p>
            </text:list-item>
          </text:list>
        </text:list-item>
        <text:list-item>
          <text:p text:style-name="P37"><text:span text:style-name="Strong_20_Emphasis"><text:span text:style-name="T2">Testing:</text:span></text:span><text:span text:style-name="T2"> </text:span></text:p>
          <text:list>
            <text:list-item>
              <text:p text:style-name="P39">Usability testing aims for a task completion rate above 90%. </text:p>
            </text:list-item>
          </text:list>
        </text:list-item>
      </text:list>
      <text:h text:style-name="P3" text:outline-level="2"><text:soft-page-break/>5. Data Models and API Endpoints</text:h>
      <text:h text:style-name="P4" text:outline-level="3">5.1 Data Models</text:h>
      <text:p text:style-name="P5">Detailed Mongoose schemas define the following models:</text:p>
      <text:list text:style-name="L14">
        <text:list-item>
          <text:p text:style-name="P40"><text:span text:style-name="Strong_20_Emphasis"><text:span text:style-name="T2">Client Model:</text:span></text:span><text:span text:style-name="T2"> Captures client information including company details and subscription status. </text:span></text:p>
        </text:list-item>
        <text:list-item>
          <text:p text:style-name="P40"><text:span text:style-name="Strong_20_Emphasis"><text:span text:style-name="T2">Freelancer Model:</text:span></text:span><text:span text:style-name="T2"> Captures freelancer details including skills, experience, and certifications. </text:span></text:p>
        </text:list-item>
        <text:list-item>
          <text:p text:style-name="P40"><text:span text:style-name="Strong_20_Emphasis"><text:span text:style-name="T2">Job Model:</text:span></text:span><text:span text:style-name="T2"> Manages job postings with fields for title, description, budget, status, milestones, and team requirements. </text:span></text:p>
        </text:list-item>
        <text:list-item>
          <text:p text:style-name="P40"><text:span text:style-name="Strong_20_Emphasis"><text:span text:style-name="T2">Gig Model:</text:span></text:span><text:span text:style-name="T2"> Manages gig submissions by freelancers, tracking their statuses. </text:span></text:p>
        </text:list-item>
        <text:list-item>
          <text:p text:style-name="P40"><text:span text:style-name="Strong_20_Emphasis"><text:span text:style-name="T2">Milestone Model:</text:span></text:span><text:span text:style-name="T2"> Manages payment milestones with relevant details. </text:span></text:p>
        </text:list-item>
        <text:list-item>
          <text:p text:style-name="P40"><text:span text:style-name="Strong_20_Emphasis"><text:span text:style-name="T2">Team Model:</text:span></text:span><text:span text:style-name="T2"> Supports collaborative team management for gigs. </text:span></text:p>
        </text:list-item>
        <text:list-item>
          <text:p text:style-name="P41"><text:span text:style-name="Strong_20_Emphasis"><text:span text:style-name="T2">Subscription Plan Model:</text:span></text:span><text:span text:style-name="T2"> Defines available subscription plans with features and pricing. </text:span></text:p>
        </text:list-item>
      </text:list>
      <text:h text:style-name="P4" text:outline-level="3">5.2 API Endpoints</text:h>
      <text:h text:style-name="Heading_20_4" text:outline-level="4"><text:span text:style-name="T2">Client API Endpoints (</text:span><text:span text:style-name="Source_20_Text"><text:span text:style-name="T2">/client-api</text:span></text:span><text:span text:style-name="T2">)</text:span></text:h>
      <text:list text:style-name="L15">
        <text:list-item>
          <text:p text:style-name="P42"><text:span text:style-name="Strong_20_Emphasis"><text:span text:style-name="T2">User Management:</text:span></text:span></text:p>
          <text:list>
            <text:list-item>
              <text:p text:style-name="P43"><text:span text:style-name="Source_20_Text"><text:span text:style-name="T2">POST /signin</text:span></text:span><text:span text:style-name="T2"> – Create a new client account. </text:span></text:p>
            </text:list-item>
            <text:list-item>
              <text:p text:style-name="P43"><text:span text:style-name="Source_20_Text"><text:span text:style-name="T2">POST /login</text:span></text:span><text:span text:style-name="T2"> – Authenticate a client and retrieve a JWT. </text:span></text:p>
            </text:list-item>
            <text:list-item>
              <text:p text:style-name="P43"><text:span text:style-name="Source_20_Text"><text:span text:style-name="T2">GET /clients</text:span></text:span><text:span text:style-name="T2"> – Retrieve all client profiles. </text:span></text:p>
            </text:list-item>
            <text:list-item>
              <text:p text:style-name="P43"><text:span text:style-name="Source_20_Text"><text:span text:style-name="T2">GET /clients/:id</text:span></text:span><text:span text:style-name="T2"> – Retrieve a specific client by ID. </text:span></text:p>
            </text:list-item>
            <text:list-item>
              <text:p text:style-name="P43"><text:span text:style-name="Source_20_Text"><text:span text:style-name="T2">PUT /clients/:id</text:span></text:span><text:span text:style-name="T2"> – Update a client profile (protected, client-only). </text:span></text:p>
            </text:list-item>
            <text:list-item>
              <text:p text:style-name="P43"><text:span text:style-name="Source_20_Text"><text:span text:style-name="T2">DELETE /clients/:id</text:span></text:span><text:span text:style-name="T2"> – Delete a client profile (protected, client-only). </text:span></text:p>
            </text:list-item>
          </text:list>
        </text:list-item>
        <text:list-item>
          <text:p text:style-name="P42"><text:span text:style-name="Strong_20_Emphasis"><text:span text:style-name="T2">Job Management:</text:span></text:span></text:p>
          <text:list>
            <text:list-item>
              <text:p text:style-name="P43"><text:span text:style-name="Source_20_Text"><text:span text:style-name="T2">POST /post-job</text:span></text:span><text:span text:style-name="T2"> – Create a new job posting (protected, client-only). </text:span></text:p>
            </text:list-item>
            <text:list-item>
              <text:p text:style-name="P43"><text:span text:style-name="Source_20_Text"><text:span text:style-name="T2">GET /jobs</text:span></text:span><text:span text:style-name="T2"> – Retrieve all job postings (protected). </text:span></text:p>
            </text:list-item>
            <text:list-item>
              <text:p text:style-name="P43"><text:span text:style-name="Source_20_Text"><text:span text:style-name="T2">GET /jobs/:id</text:span></text:span><text:span text:style-name="T2"> – Retrieve a specific job by ID. </text:span></text:p>
            </text:list-item>
            <text:list-item>
              <text:p text:style-name="P43"><text:span text:style-name="Source_20_Text"><text:span text:style-name="T2">PUT /jobs/:id</text:span></text:span><text:span text:style-name="T2"> – Update job details (protected, client-only). </text:span></text:p>
            </text:list-item>
            <text:list-item>
              <text:p text:style-name="P43"><text:span text:style-name="Source_20_Text"><text:span text:style-name="T2">DELETE /jobs/:id</text:span></text:span><text:span text:style-name="T2"> – Delete a job posting (protected, client-only). </text:span></text:p>
            </text:list-item>
          </text:list>
        </text:list-item>
        <text:list-item>
          <text:p text:style-name="P42"><text:span text:style-name="Strong_20_Emphasis"><text:span text:style-name="T2">Gig &amp; Freelancer Selection:</text:span></text:span></text:p>
          <text:list>
            <text:list-item>
              <text:p text:style-name="P43"><text:span text:style-name="Source_20_Text"><text:span text:style-name="T2">GET /jobs/:jobID/gigs</text:span></text:span><text:span text:style-name="T2"> – Retrieve gig submissions for a job. </text:span></text:p>
            </text:list-item>
            <text:list-item>
              <text:p text:style-name="P43"><text:span text:style-name="Source_20_Text"><text:span text:style-name="T2">POST /jobs/:jobID/confirm-gig/:freelancerID</text:span></text:span><text:span text:style-name="T2"> – Finalize a freelancer for a job. </text:span></text:p>
            </text:list-item>
          </text:list>
        </text:list-item>
        <text:list-item>
          <text:p text:style-name="P42"><text:span text:style-name="Strong_20_Emphasis"><text:span text:style-name="T2">Subscriptions:</text:span></text:span></text:p>
          <text:list>
            <text:list-item>
              <text:p text:style-name="P43"><text:span text:style-name="Source_20_Text"><text:span text:style-name="T2">GET /subscriptions</text:span></text:span><text:span text:style-name="T2"> – Retrieve available subscription plans. </text:span></text:p>
            </text:list-item>
            <text:list-item>
              <text:p text:style-name="P43"><text:span text:style-name="Source_20_Text"><text:span text:style-name="T2">POST /buy-subscription/:subscriptionPlanID</text:span></text:span><text:span text:style-name="T2"> – Purchase a subscription plan (protected). </text:span></text:p>
            </text:list-item>
          </text:list>
        </text:list-item>
        <text:list-item>
          <text:p text:style-name="P42"><text:span text:style-name="Strong_20_Emphasis"><text:span text:style-name="T2">Reporting:</text:span></text:span></text:p>
          <text:list>
            <text:list-item>
              <text:p text:style-name="P42"><text:span text:style-name="Source_20_Text"><text:span text:style-name="T2">POST /report-freelancer/:freelancerID</text:span></text:span><text:span text:style-name="T2"> – Report a freelancer for misconduct (protected, client-only). </text:span></text:p>
            </text:list-item>
          </text:list>
        </text:list-item>
      </text:list>
      <text:h text:style-name="Heading_20_4" text:outline-level="4"><text:soft-page-break/><text:span text:style-name="T2">Freelancer API Endpoints (</text:span><text:span text:style-name="Source_20_Text"><text:span text:style-name="T2">/freelancer-api</text:span></text:span><text:span text:style-name="T2">)</text:span></text:h>
      <text:list text:style-name="L16">
        <text:list-item>
          <text:p text:style-name="P44"><text:span text:style-name="Strong_20_Emphasis"><text:span text:style-name="T2">User Management:</text:span></text:span></text:p>
          <text:list>
            <text:list-item>
              <text:p text:style-name="P45"><text:span text:style-name="Source_20_Text"><text:span text:style-name="T2">POST /signup</text:span></text:span><text:span text:style-name="T2"> – Register a new freelancer. </text:span></text:p>
            </text:list-item>
            <text:list-item>
              <text:p text:style-name="P45"><text:span text:style-name="Source_20_Text"><text:span text:style-name="T2">POST /login</text:span></text:span><text:span text:style-name="T2"> – Authenticate a freelancer and retrieve a JWT. </text:span></text:p>
            </text:list-item>
            <text:list-item>
              <text:p text:style-name="P45"><text:span text:style-name="Source_20_Text"><text:span text:style-name="T2">GET /freelancers</text:span></text:span><text:span text:style-name="T2"> – Retrieve all freelancer profiles. </text:span></text:p>
            </text:list-item>
            <text:list-item>
              <text:p text:style-name="P45"><text:span text:style-name="Source_20_Text"><text:span text:style-name="T2">GET /freelancers/:id</text:span></text:span><text:span text:style-name="T2"> – Retrieve a specific freelancer by ID. </text:span></text:p>
            </text:list-item>
            <text:list-item>
              <text:p text:style-name="P45"><text:span text:style-name="Source_20_Text"><text:span text:style-name="T2">PUT /freelancers/:id</text:span></text:span><text:span text:style-name="T2"> – Update a freelancer profile (protected, freelancer-only). </text:span></text:p>
            </text:list-item>
            <text:list-item>
              <text:p text:style-name="P45"><text:span text:style-name="Source_20_Text"><text:span text:style-name="T2">DELETE /freelancers/:id</text:span></text:span><text:span text:style-name="T2"> – Delete a freelancer profile (protected, freelancer-only). </text:span></text:p>
            </text:list-item>
          </text:list>
        </text:list-item>
        <text:list-item>
          <text:p text:style-name="P44"><text:span text:style-name="Strong_20_Emphasis"><text:span text:style-name="T2">Gig &amp; Job Application:</text:span></text:span></text:p>
          <text:list>
            <text:list-item>
              <text:p text:style-name="P45"><text:span text:style-name="Source_20_Text"><text:span text:style-name="T2">POST /gigs</text:span></text:span><text:span text:style-name="T2"> – Submit a new gig application (protected, freelancer-only). </text:span></text:p>
            </text:list-item>
            <text:list-item>
              <text:p text:style-name="P45"><text:span text:style-name="Source_20_Text"><text:span text:style-name="T2">GET /gigs</text:span></text:span><text:span text:style-name="T2"> – Retrieve gig applications (protected). </text:span></text:p>
            </text:list-item>
            <text:list-item>
              <text:p text:style-name="P45"><text:span text:style-name="Source_20_Text"><text:span text:style-name="T2">GET /job-posts</text:span></text:span><text:span text:style-name="T2"> – Retrieve job postings submitted by clients. </text:span></text:p>
            </text:list-item>
          </text:list>
        </text:list-item>
        <text:list-item>
          <text:p text:style-name="P44"><text:span text:style-name="Strong_20_Emphasis"><text:span text:style-name="T2">Team Management:</text:span></text:span></text:p>
          <text:list>
            <text:list-item>
              <text:p text:style-name="P45"><text:span text:style-name="Source_20_Text"><text:span text:style-name="T2">POST /teams/new-team</text:span></text:span><text:span text:style-name="T2"> – Create a new team for gig collaboration (protected). </text:span></text:p>
            </text:list-item>
            <text:list-item>
              <text:p text:style-name="P45"><text:span text:style-name="Source_20_Text"><text:span text:style-name="T2">GET /teams</text:span></text:span><text:span text:style-name="T2"> – Retrieve all teams (protected). </text:span></text:p>
            </text:list-item>
            <text:list-item>
              <text:p text:style-name="P45"><text:span text:style-name="Source_20_Text"><text:span text:style-name="T2">GET /teams/:teamID</text:span></text:span><text:span text:style-name="T2"> – Retrieve a specific team by ID (protected). </text:span></text:p>
            </text:list-item>
            <text:list-item>
              <text:p text:style-name="P45"><text:span text:style-name="Source_20_Text"><text:span text:style-name="T2">PUT /teams/update-team/:teamID</text:span></text:span><text:span text:style-name="T2"> – Update team details (protected). </text:span></text:p>
            </text:list-item>
            <text:list-item>
              <text:p text:style-name="P45"><text:span text:style-name="Source_20_Text"><text:span text:style-name="T2">DELETE /teams/delete-team/:teamID</text:span></text:span><text:span text:style-name="T2"> – Delete a team (protected). </text:span></text:p>
            </text:list-item>
          </text:list>
        </text:list-item>
        <text:list-item>
          <text:p text:style-name="P44"><text:span text:style-name="Strong_20_Emphasis"><text:span text:style-name="T2">Subscriptions:</text:span></text:span></text:p>
          <text:list>
            <text:list-item>
              <text:p text:style-name="P45"><text:span text:style-name="Source_20_Text"><text:span text:style-name="T2">GET /subscriptions</text:span></text:span><text:span text:style-name="T2"> – Retrieve available subscription plans. </text:span></text:p>
            </text:list-item>
            <text:list-item>
              <text:p text:style-name="P45"><text:span text:style-name="Source_20_Text"><text:span text:style-name="T2">POST /buy-subscription/:subscriptionPlanID</text:span></text:span><text:span text:style-name="T2"> – Purchase a subscription plan (protected). </text:span></text:p>
            </text:list-item>
          </text:list>
        </text:list-item>
        <text:list-item>
          <text:p text:style-name="P44"><text:span text:style-name="Strong_20_Emphasis"><text:span text:style-name="T2">Reporting:</text:span></text:span></text:p>
          <text:list>
            <text:list-item>
              <text:p text:style-name="P44"><text:span text:style-name="Source_20_Text"><text:span text:style-name="T2">POST /report-client/:clientID</text:span></text:span><text:span text:style-name="T2"> – Report a client for misconduct (protected). </text:span></text:p>
            </text:list-item>
          </text:list>
        </text:list-item>
      </text:list>
      <text:h text:style-name="Heading_20_4" text:outline-level="4"><text:span text:style-name="T2">Administrative API Endpoints (</text:span><text:span text:style-name="Source_20_Text"><text:span text:style-name="T2">/admin-api</text:span></text:span><text:span text:style-name="T2">)</text:span></text:h>
      <text:list text:style-name="L17">
        <text:list-item>
          <text:p text:style-name="P46">Endpoints for overall platform settings, user moderation, and analytics (detailed specifications are available separately). </text:p>
        </text:list-item>
      </text:list>
      <text:p text:style-name="P2"/>
      <text:h text:style-name="P3" text:outline-level="2">6. System Architecture</text:h>
      <text:h text:style-name="P4" text:outline-level="3">6.1 Overview</text:h>
      <text:p text:style-name="P5">HustleHub is designed as a multi-tier, modular application with clear separation between frontend and backend concerns:</text:p>
      <text:list text:style-name="L18">
        <text:list-item>
          <text:p text:style-name="P47"><text:span text:style-name="Strong_20_Emphasis"><text:span text:style-name="T2">Frontend:</text:span></text:span></text:p>
          <text:list>
            <text:list-item>
              <text:p text:style-name="P48">Built with React and bundled using Vite, the frontend employs Tailwind CSS for styling and Zustand for state management. </text:p>
            </text:list-item>
            <text:list-item>
              <text:p text:style-name="P48"><text:soft-page-break/>The UI is responsive and accessible, supporting a seamless user experience across desktops, tablets, and mobile devices. </text:p>
            </text:list-item>
          </text:list>
        </text:list-item>
        <text:list-item>
          <text:p text:style-name="P47"><text:span text:style-name="Strong_20_Emphasis"><text:span text:style-name="T2">Backend:</text:span></text:span></text:p>
          <text:list>
            <text:list-item>
              <text:p text:style-name="P48">The backend is built with Node.js and Express, exposing RESTful API endpoints organized into separate routes for clients, freelancers, and administrative functionalities. </text:p>
            </text:list-item>
            <text:list-item>
              <text:p text:style-name="P48">MongoDB is used as the primary datastore, with Mongoose for schema validation and data modeling. </text:p>
            </text:list-item>
            <text:list-item>
              <text:p text:style-name="P49"><text:span text:style-name="T2">JWT-based authentication combined with role-based middleware (e.g., </text:span><text:span text:style-name="Source_20_Text"><text:span text:style-name="T2">clientOnly</text:span></text:span><text:span text:style-name="T2">, </text:span><text:span text:style-name="Source_20_Text"><text:span text:style-name="T2">freelancerOnly</text:span></text:span><text:span text:style-name="T2">) secures API endpoints. </text:span></text:p>
            </text:list-item>
            <text:list-item>
              <text:p text:style-name="P48">Key functionalities include job posting, gig submissions, team formation, milestone management, subscription handling, and user reporting. </text:p>
            </text:list-item>
          </text:list>
        </text:list-item>
        <text:list-item>
          <text:p text:style-name="P47"><text:span text:style-name="Strong_20_Emphasis"><text:span text:style-name="T2">Security Layer:</text:span></text:span></text:p>
          <text:list>
            <text:list-item>
              <text:p text:style-name="P48">HTTPS is enforced for all communications. </text:p>
            </text:list-item>
            <text:list-item>
              <text:p text:style-name="P48">Sensitive data is protected via encryption and hashing (bcrypt for passwords). </text:p>
            </text:list-item>
            <text:list-item>
              <text:p text:style-name="P48">Comprehensive input validation and centralized error handling bolster platform security. </text:p>
            </text:list-item>
          </text:list>
        </text:list-item>
        <text:list-item>
          <text:p text:style-name="P47"><text:span text:style-name="Strong_20_Emphasis"><text:span text:style-name="T2">Future Enhancements:</text:span></text:span></text:p>
          <text:list>
            <text:list-item>
              <text:p text:style-name="P50">External integrations (such as payment gateways, notification systems, and academic verification services) are planned for future development phases. </text:p>
            </text:list-item>
          </text:list>
        </text:list-item>
      </text:list>
      <text:p text:style-name="P2"/>
      <text:h text:style-name="P3" text:outline-level="2">7. External Integrations (Future Enhancements)</text:h>
      <text:list text:style-name="L19">
        <text:list-item>
          <text:p text:style-name="P51"><text:span text:style-name="Strong_20_Emphasis"><text:span text:style-name="T2">Payment &amp; Escrow:</text:span></text:span><text:span text:style-name="T2"><text:line-break/>Future plans include integration with third-party payment gateways to support advanced payment processing and escrow services.</text:span></text:p>
        </text:list-item>
        <text:list-item>
          <text:p text:style-name="P51"><text:span text:style-name="Strong_20_Emphasis"><text:span text:style-name="T2">Notification Systems:</text:span></text:span><text:span text:style-name="T2"><text:line-break/>Integration with services for email, SMS, and push notifications will be implemented to provide real-time user alerts.</text:span></text:p>
        </text:list-item>
        <text:list-item>
          <text:p text:style-name="P51"><text:span text:style-name="Strong_20_Emphasis"><text:span text:style-name="T2">Academic Verification:</text:span></text:span><text:span text:style-name="T2"><text:line-break/>External academic verification systems may be integrated to streamline university-based user verification.</text:span></text:p>
        </text:list-item>
        <text:list-item>
          <text:p text:style-name="P51"><text:span text:style-name="Strong_20_Emphasis"><text:span text:style-name="T2">Analytics &amp; AI Enhancements:</text:span></text:span><text:span text:style-name="T2"><text:line-break/>Future modules may incorporate advanced analytics and AI-powered tools (e.g., for smart proposal generation) to enhance platform capabilities.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1:18:14.823212128</meta:creation-date>
    <dc:date>2025-03-19T14:10:57.144075548</dc:date>
    <meta:editing-duration>PT2H31M11S</meta:editing-duration>
    <meta:editing-cycles>9</meta:editing-cycles>
    <meta:generator>LibreOffice/24.8.4.2$Linux_X86_64 LibreOffice_project/480$Build-2</meta:generator>
    <meta:document-statistic meta:table-count="0" meta:image-count="0" meta:object-count="0" meta:page-count="7" meta:paragraph-count="197" meta:word-count="1599" meta:character-count="11624" meta:non-whitespace-character-count="10213"/>
  </office:meta>
</office:document-meta>
</file>